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6.5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cases</text:p>
          </table:table-cell>
          <table:table-cell office:value-type="string" calcext:value-type="string">
            <text:p>date event</text:p>
          </table:table-cell>
          <table:table-cell office:value-type="string" calcext:value-type="string">
            <text:p>days from 01.01.2020</text:p>
          </table:table-cell>
          <table:table-cell table:number-columns-repeated="2"/>
          <table:table-cell office:value-type="string" calcext:value-type="string">
            <text:p>'<text:a xlink:href="https://www.worldometers.info/coronavirus/country/czech-republic/#graph-deaths-daily" xlink:type="simple">https://www.worldometers.info/coronavirus/country/czech-republic/#graph-deaths-daily</text:a></text:p>
          </table:table-cell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1-07" calcext:value-type="date">
            <text:p>07.01.21</text:p>
          </table:table-cell>
          <table:table-cell table:formula="of:=[.B2]-[.A2]" office:value-type="float" office:value="372" calcext:value-type="float">
            <text:p>372</text:p>
          </table:table-cell>
          <table:table-cell office:value-type="string" calcext:value-type="string">
            <text:p>vax</text:p>
          </table:table-cell>
          <table:table-cell/>
          <table:table-cell office:value-type="string" calcext:value-type="string">
            <text:p>'<text:a xlink:href="https://de.wikipedia.org/wiki/COVID-19-Pandemie_in_Tschechien" xlink:type="simple">https://de.wikipedia.org/wiki/COVID-19-Pandemie_in_Tschechien</text:a></text:p>
          </table:table-cell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09-23" calcext:value-type="date">
            <text:p>23.09.20</text:p>
          </table:table-cell>
          <table:table-cell table:formula="of:=[.B3]-[.A3]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5-07" calcext:value-type="date">
            <text:p>07.05.21</text:p>
          </table:table-cell>
          <table:table-cell table:formula="of:=[.B4]-[.A4]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10-06" calcext:value-type="date">
            <text:p>06.10.21</text:p>
          </table:table-cell>
          <table:table-cell table:formula="of:=[.B6]-[.A6]"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1-01" calcext:value-type="date">
            <text:p>01.01.22</text:p>
          </table:table-cell>
          <table:table-cell table:formula="of:=[.B7]-[.A7]" office:value-type="float" office:value="731" calcext:value-type="float">
            <text:p>731</text:p>
          </table:table-cell>
          <table:table-cell office:value-type="string" calcext:value-type="string">
            <text:p>peak cases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1-27" calcext:value-type="date">
            <text:p>27.01.22</text:p>
          </table:table-cell>
          <table:table-cell table:formula="of:=[.B8]-[.A8]" office:value-type="float" office:value="757" calcext:value-type="float">
            <text:p>75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5-05" calcext:value-type="date">
            <text:p>05.05.22</text:p>
          </table:table-cell>
          <table:table-cell table:formula="of:=[.B9]-[.A9]"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6-28" calcext:value-type="date">
            <text:p>28.06.22</text:p>
          </table:table-cell>
          <table:table-cell table:formula="of:=[.B11]-[.A11]"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11-08" calcext:value-type="date">
            <text:p>08.11.22</text:p>
          </table:table-cell>
          <table:table-cell table:formula="of:=[.B12]-[.A12]"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Death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1-07" calcext:value-type="date">
            <text:p>07.01.21</text:p>
          </table:table-cell>
          <table:table-cell table:formula="of:=[.B15]-[.A15]" office:value-type="float" office:value="372" calcext:value-type="float">
            <text:p>372</text:p>
          </table:table-cell>
          <table:table-cell office:value-type="string" calcext:value-type="string">
            <text:p>vax introduced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04-10" calcext:value-type="date">
            <text:p>10.04.20</text:p>
          </table:table-cell>
          <table:table-cell table:formula="of:=[.B17]-[.A17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04-09" calcext:value-type="date">
            <text:p>09.04.20</text:p>
          </table:table-cell>
          <table:table-cell table:formula="of:=[.B19]-[.A19]" office:value-type="float" office:value="99" calcext:value-type="float">
            <text:p>99</text:p>
          </table:table-cell>
          <table:table-cell office:value-type="string" calcext:value-type="string">
            <text:p>start wave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1-05" calcext:value-type="date">
            <text:p>05.11.20</text:p>
          </table:table-cell>
          <table:table-cell table:formula="of:=[.B20]-[.A20]" office:value-type="float" office:value="309" calcext:value-type="float">
            <text:p>309</text:p>
          </table:table-cell>
          <table:table-cell office:value-type="string" calcext:value-type="string">
            <text:p>peak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1-08" calcext:value-type="date">
            <text:p>08.01.21</text:p>
          </table:table-cell>
          <table:table-cell table:formula="of:=[.B21]-[.A21]" office:value-type="float" office:value="373" calcext:value-type="float">
            <text:p>373</text:p>
          </table:table-cell>
          <table:table-cell office:value-type="string" calcext:value-type="string">
            <text:p>peak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3-09" calcext:value-type="date">
            <text:p>09.03.21</text:p>
          </table:table-cell>
          <table:table-cell table:formula="of:=[.B22]-[.A22]" office:value-type="float" office:value="433" calcext:value-type="float">
            <text:p>433</text:p>
          </table:table-cell>
          <table:table-cell office:value-type="string" calcext:value-type="string">
            <text:p>peak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6-01" calcext:value-type="date">
            <text:p>01.06.21</text:p>
          </table:table-cell>
          <table:table-cell table:formula="of:=[.B23]-[.A23]" office:value-type="float" office:value="517" calcext:value-type="float">
            <text:p>517</text:p>
          </table:table-cell>
          <table:table-cell office:value-type="string" calcext:value-type="string">
            <text:p>end wave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10-01" calcext:value-type="date">
            <text:p>01.10.21</text:p>
          </table:table-cell>
          <table:table-cell table:formula="of:=[.B26]-[.A26]" office:value-type="float" office:value="639" calcext:value-type="float">
            <text:p>639</text:p>
          </table:table-cell>
          <table:table-cell office:value-type="string" calcext:value-type="string">
            <text:p>start 2nd wave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11-02" calcext:value-type="date">
            <text:p>02.11.21</text:p>
          </table:table-cell>
          <table:table-cell table:formula="of:=[.B27]-[.A27]" office:value-type="float" office:value="671" calcext:value-type="float">
            <text:p>671</text:p>
          </table:table-cell>
          <table:table-cell office:value-type="string" calcext:value-type="string">
            <text:p>peak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2-13" calcext:value-type="date">
            <text:p>13.02.22</text:p>
          </table:table-cell>
          <table:table-cell table:formula="of:=[.B28]-[.A28]" office:value-type="float" office:value="774" calcext:value-type="float">
            <text:p>774</text:p>
          </table:table-cell>
          <table:table-cell office:value-type="string" calcext:value-type="string">
            <text:p>peak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5-12" calcext:value-type="date">
            <text:p>12.05.22</text:p>
          </table:table-cell>
          <table:table-cell table:formula="of:=[.B29]-[.A29]" office:value-type="float" office:value="862" calcext:value-type="float">
            <text:p>862</text:p>
          </table:table-cell>
          <table:table-cell office:value-type="string" calcext:value-type="string">
            <text:p>end <text:s/>2nd wave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07-30" calcext:value-type="date">
            <text:p>30.07.22</text:p>
          </table:table-cell>
          <table:table-cell table:formula="of:=[.B31]-[.A31]" office:value-type="float" office:value="941" calcext:value-type="float">
            <text:p>941</text:p>
          </table:table-cell>
          <table:table-cell office:value-type="string" calcext:value-type="string">
            <text:p>Peak 3d wave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10-13" calcext:value-type="date">
            <text:p>13.10.22</text:p>
          </table:table-cell>
          <table:table-cell table:formula="of:=[.B32]-[.A32]"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2-12-24" calcext:value-type="date">
            <text:p>24.12.22</text:p>
          </table:table-cell>
          <table:table-cell table:formula="of:=[.B33]-[.A33]" office:value-type="float" office:value="1088" calcext:value-type="float">
            <text:p>108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03-10" calcext:value-type="date">
            <text:p>10.03.20</text:p>
          </table:table-cell>
          <table:table-cell table:formula="of:=[.B36]-[.A36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0-05" calcext:value-type="date">
            <text:p>05.10.20</text:p>
          </table:table-cell>
          <table:table-cell table:formula="of:=[.B37]-[.A37]" office:value-type="float" office:value="278" calcext:value-type="float">
            <text:p>278</text:p>
          </table:table-cell>
          <table:table-cell office:value-type="string" calcext:value-type="string">
            <text:p>emergency measures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0-12-27" calcext:value-type="date">
            <text:p>27.12.20</text:p>
          </table:table-cell>
          <table:table-cell table:formula="of:=[.B38]-[.A38]" office:value-type="float" office:value="361" calcext:value-type="float">
            <text:p>361</text:p>
          </table:table-cell>
          <table:table-cell office:value-type="string" calcext:value-type="string">
            <text:p>emergency measures + Vax Introduced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2-01" calcext:value-type="date">
            <text:p>01.02.21</text:p>
          </table:table-cell>
          <table:table-cell table:formula="of:=[.B39]-[.A39]" office:value-type="float" office:value="397" calcext:value-type="float">
            <text:p>397</text:p>
          </table:table-cell>
          <table:table-cell office:value-type="string" calcext:value-type="string">
            <text:p>emergency measures</text:p>
          </table:table-cell>
          <table:table-cell table:number-columns-repeated="2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date" office:date-value="2021-04-11" calcext:value-type="date">
            <text:p>11.04.21</text:p>
          </table:table-cell>
          <table:table-cell table:formula="of:=[.B40]-[.A40]" office:value-type="float" office:value="466" calcext:value-type="float">
            <text:p>466</text:p>
          </table:table-cell>
          <table:table-cell office:value-type="string" calcext:value-type="string">
            <text:p>emergency measur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.00.0000</text:date>, <text:time style:data-style-name="N2" text:time-value="10:23:35.81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21:46:11.837000000</meta:creation-date>
    <dc:date>2024-08-18T10:17:43.918000000</dc:date>
    <meta:editing-duration>PT1H26M20S</meta:editing-duration>
    <meta:editing-cycles>9</meta:editing-cycles>
    <meta:generator>LibreOffice/24.2.3.2$Windows_X86_64 LibreOffice_project/433d9c2ded56988e8a90e6b2e771ee4e6a5ab2ba</meta:generator>
    <meta:document-statistic meta:table-count="1" meta:cell-count="108" meta:object-count="0"/>
  </office:meta>
</office:document-meta>
</file>